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egoe UI Emoji', 'Segoe UI Symbol', Lato, 'Liberation Sans', 'Noto Sans', 'Helvetica Neue', Helvetica, sans-serif"/>
  </office:font-face-decls>
  <office:automatic-styles>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Text_20_body">
      <style:paragraph-properties fo:margin-left="0in" fo:margin-right="0in" fo:orphans="2" fo:widows="2" fo:text-indent="0in" style:auto-text-indent="false"/>
      <style:text-properties officeooo:paragraph-rsid="00209c71"/>
    </style:style>
    <style:style style:name="P3" style:family="paragraph" style:parent-style-name="Text_20_body">
      <style:paragraph-properties fo:margin-left="0in" fo:margin-right="0in" fo:orphans="2" fo:widows="2" fo:text-indent="0in" style:auto-text-indent="false"/>
      <style:text-properties fo:color="#000000" loext:opacity="100%" officeooo:paragraph-rsid="001a41a5"/>
    </style:style>
    <style:style style:name="P4" style:family="paragraph" style:parent-style-name="Text_20_body">
      <style:paragraph-properties fo:margin-left="0in" fo:margin-right="0in" fo:orphans="2" fo:widows="2" fo:text-indent="0in" style:auto-text-indent="false"/>
      <style:text-properties fo:color="#000000" loext:opacity="100%" officeooo:paragraph-rsid="001c3438"/>
    </style:style>
    <style:style style:name="P5" style:family="paragraph" style:parent-style-name="Text_20_body">
      <style:paragraph-properties fo:margin-left="0in" fo:margin-right="0in" fo:orphans="2" fo:widows="2" fo:text-indent="0in" style:auto-text-indent="false"/>
      <style:text-properties fo:color="#000000" loext:opacity="100%" officeooo:paragraph-rsid="001c5441"/>
    </style:style>
    <style:style style:name="P6" style:family="paragraph" style:parent-style-name="Text_20_body">
      <style:paragraph-properties fo:margin-left="0in" fo:margin-right="0in" fo:orphans="2" fo:widows="2" fo:text-indent="0in" style:auto-text-indent="false"/>
      <style:text-properties fo:color="#000000" loext:opacity="100%" officeooo:rsid="001a41a5" officeooo:paragraph-rsid="001a41a5"/>
    </style:style>
    <style:style style:name="P7" style:family="paragraph" style:parent-style-name="Text_20_body">
      <style:text-properties officeooo:rsid="001a41a5" officeooo:paragraph-rsid="001a41a5"/>
    </style:style>
    <style:style style:name="P8" style:family="paragraph" style:parent-style-name="Text_20_body">
      <style:text-properties officeooo:paragraph-rsid="001dc5f2"/>
    </style:style>
    <style:style style:name="P9" style:family="paragraph" style:parent-style-name="Text_20_body">
      <style:text-properties officeooo:paragraph-rsid="001f7768"/>
    </style:style>
    <style:style style:name="P10" style:family="paragraph" style:parent-style-name="Text_20_body">
      <style:text-properties officeooo:paragraph-rsid="00208746"/>
    </style:style>
    <style:style style:name="P11" style:family="paragraph" style:parent-style-name="Text_20_body">
      <style:paragraph-properties fo:margin-left="0in" fo:margin-right="0in" fo:orphans="2" fo:widows="2" fo:text-indent="0in" style:auto-text-indent="false"/>
      <style:text-properties fo:color="#000000" loext:opacity="100%" officeooo:paragraph-rsid="001a41a5"/>
    </style:style>
    <style:style style:name="P12" style:family="paragraph" style:parent-style-name="Heading_20_2">
      <style:paragraph-properties fo:break-before="page"/>
    </style:style>
    <style:style style:name="P13" style:family="paragraph" style:parent-style-name="Heading_20_2" style:list-style-name=""/>
    <style:style style:name="P14" style:family="paragraph" style:parent-style-name="Heading_20_2">
      <style:text-properties officeooo:rsid="001f7768" officeooo:paragraph-rsid="001f7768"/>
    </style:style>
    <style:style style:name="T1" style:family="text">
      <style:text-properties fo:font-variant="normal" fo:text-transform="none" fo:color="#000000" loext:opacity="100%" style:font-name="Segoe UI" fo:font-size="11.25pt" fo:letter-spacing="normal" fo:font-style="normal" fo:font-weight="normal"/>
    </style:style>
    <style:style style:name="T2" style:family="text">
      <style:text-properties fo:font-variant="normal" fo:text-transform="none" fo:color="#000000" loext:opacity="100%" style:font-name="Segoe UI" fo:font-size="11.25pt" fo:letter-spacing="normal" fo:font-style="normal" fo:font-weight="normal" officeooo:rsid="00208746"/>
    </style:style>
    <style:style style:name="T3" style:family="text">
      <style:text-properties fo:color="#000000" loext:opacity="100%"/>
    </style:style>
    <style:style style:name="T4" style:family="text">
      <style:text-properties fo:color="#000000" loext:opacity="100%" officeooo:rsid="001dc5f2"/>
    </style:style>
    <style:style style:name="T5" style:family="text">
      <style:text-properties officeooo:rsid="001c3438"/>
    </style:style>
    <style:style style:name="T6" style:family="text">
      <style:text-properties officeooo:rsid="001c522a"/>
    </style:style>
    <style:style style:name="T7" style:family="text">
      <style:text-properties officeooo:rsid="001c5441"/>
    </style:style>
    <style:style style:name="T8" style:family="text">
      <style:text-properties officeooo:rsid="001dc5f2"/>
    </style:style>
    <style:style style:name="T9" style:family="text">
      <style:text-properties officeooo:rsid="001f7768"/>
    </style:style>
    <style:style style:name="T10" style:family="text">
      <style:text-properties officeooo:rsid="00208746"/>
    </style:style>
    <style:style style:name="T11" style:family="text">
      <style:text-properties officeooo:rsid="0020dcd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_Toc33_1790729090"/>Module <text:span text:style-name="T11">4</text:span> Assignment<text:bookmark-end text:name="__RefHeading___Toc33_1790729090"/></text:p>
      <text:p text:style-name="P7">Martin Solum<text:line-break/><text:span text:style-name="T5">24SEP2024Tue</text:span><text:line-break/>CIS129 Programming &amp; Problem Solving<text:line-break/><text:span text:style-name="T5">Instructor: Brittany Griwzow</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35_1790729090" text:style-name="Index_20_Link" text:visited-style-name="Index_20_Link">3.2 Exercise<text:tab/>2</text:a></text:p>
          <text:p text:style-name="P1"><text:a xlink:type="simple" xlink:href="#__RefHeading___Toc37_1790729090" text:style-name="Index_20_Link" text:visited-style-name="Index_20_Link">3.2 Answer<text:tab/>2</text:a></text:p>
          <text:p text:style-name="P1"><text:a xlink:type="simple" xlink:href="#__RefHeading___Toc39_1790729090" text:style-name="Index_20_Link" text:visited-style-name="Index_20_Link">3.5 Exercise<text:tab/>3</text:a></text:p>
          <text:p text:style-name="P1"><text:a xlink:type="simple" xlink:href="#__RefHeading___Toc41_1790729090" text:style-name="Index_20_Link" text:visited-style-name="Index_20_Link">3.5 Answer<text:tab/>3</text:a></text:p>
          <text:p text:style-name="P1"><text:a xlink:type="simple" xlink:href="#__RefHeading___Toc64_1790729090" text:style-name="Index_20_Link" text:visited-style-name="Index_20_Link">3.6 Exercise<text:tab/>4</text:a></text:p>
          <text:p text:style-name="P1"><text:a xlink:type="simple" xlink:href="#__RefHeading___Toc45_1790729090" text:style-name="Index_20_Link" text:visited-style-name="Index_20_Link">3.6 Answer<text:tab/>4</text:a></text:p>
          <text:p text:style-name="P1"><text:a xlink:type="simple" xlink:href="#__RefHeading___Toc45_1790729090%20Copy%201" text:style-name="Index_20_Link" text:visited-style-name="Index_20_Link">3.6 Answer { further discussion as requested }<text:tab/>5</text:a></text:p>
        </text:index-body>
      </text:table-of-content>
      <text:p text:style-name="P7"/>
      <text:p text:style-name="P7"/>
      <text:h text:style-name="P12" text:outline-level="2"><text:bookmark-start text:name="__RefHeading___Toc35_1790729090"/>3.2 <text:span text:style-name="T5">Exercise</text:span><text:bookmark-end text:name="__RefHeading___Toc35_1790729090"/></text:h>
      <text:p text:style-name="P3">3.2 What is wrong with the following code?</text:p>
      <text:p text:style-name="P3">a = b = 7</text:p>
      <text:p text:style-name="P3">print('a =', a, '\nb =', b)</text:p>
      <text:p text:style-name="P3">First, answer the question, then check your work in an IPython session.</text:p>
      <text:h text:style-name="Heading_20_2" text:outline-level="2"><text:bookmark-start text:name="__RefHeading___Toc37_1790729090"/>3.2 Answer<text:bookmark-end text:name="__RefHeading___Toc37_1790729090"/></text:h>
      <text:p text:style-name="P6">There is nothing wrong with the above code. <text:s/>Note that the values are separated with commas. <text:s/>The built-in print function has no problem mixing types as long a<text:span text:style-name="T5">ll</text:span> the types between the commas are discrete. <text:s/>If all of the variables had been connected by ‘+’ symbols then it would be necessary to convert a &amp; b into strings in order to concatenate them <text:span text:style-name="T6">with</text:span> the original strings.</text:p>
      <text:h text:style-name="P13" text:outline-level="2"/>
      <text:h text:style-name="P12" text:outline-level="2"><text:bookmark-start text:name="__RefHeading___Toc39_1790729090"/>3.5 <text:span text:style-name="T5">Exercise</text:span><text:bookmark-end text:name="__RefHeading___Toc39_1790729090"/></text:h>
      <text:p text:style-name="P3">3.5 (if…else Statements) Reimplement the script of Fig2.1. <text:s/>using three if…else statements rather than six if statements. [Hint: For example, think of == and != as “opposite” tests.]</text:p>
      <text:h text:style-name="Heading_20_2" text:outline-level="2"><text:bookmark-start text:name="__RefHeading___Toc41_1790729090"/>3.5 Answer<text:bookmark-end text:name="__RefHeading___Toc41_1790729090"/></text:h>
      <text:p text:style-name="P5">#!/usr/bin/python3<text:line-break/># Author: <text:s text:c="10"/>Martin Solum<text:line-break/># Date: <text:s text:c="14"/>2<text:span text:style-name="T7">4</text:span>SEP2024<text:span text:style-name="T7">Tue</text:span><text:line-break/># Course: <text:s text:c="10"/>CIS129<text:line-break/># Assignment: <text:s text:c="2"/>Module <text:span text:style-name="T7">4</text:span> <text:span text:style-name="T7">Assignment<text:line-break/># Exercise: <text:s text:c="7"/>3.5<text:line-break/></text:span># Description: <text:s text:c="2"/><text:line-break/>""" <text:span text:style-name="T7">Exercise to illustrate use of if/else statements. """</text:span></text:p>
      <text:p text:style-name="P5"><text:span text:style-name="T7"># prompt user<text:line-break/></text:span>print('Enter two integers, and I will tell you',<text:line-break/> <text:s text:c="5"/>'the relationships they satisfy.')</text:p>
      <text:p text:style-name="P4"># read first integer<text:line-break/>number1 = int(input('Enter first integer: '))</text:p>
      <text:p text:style-name="P4"># read second integer<text:line-break/>number2 = int(input('Enter second integer: '))</text:p>
      <text:p text:style-name="P4">if number1 == number2:<text:line-break/> <text:s text:c="3"/>print(number1, 'is equal to', number2)<text:line-break/>else: <text:line-break/> <text:s text:c="3"/>print(number1, 'is not equal to', number2)</text:p>
      <text:p text:style-name="P4">if number1 &lt; number2:<text:line-break/> <text:s text:c="3"/>print(number1, 'is less than', number2)<text:line-break/>else: <text:line-break/> <text:s text:c="3"/>print(number1, 'is greater than or equal to', number2)</text:p>
      <text:p text:style-name="P2"><text:span text:style-name="T3">if number1 &gt; number2:<text:line-break/> <text:s text:c="3"/>print(number1, 'is greater than', number2)<text:line-break/>else:<text:line-break/> <text:s text:c="3"/>print(number1, 'is less than or equal to', number2)<text:line-break/><text:line-break/></text:span><text:span text:style-name="T4"># end of file.<text:line-break/></text:span></text:p>
      <text:h text:style-name="P12" text:outline-level="2"><text:bookmark-start text:name="__RefHeading___Toc64_1790729090"/>3.6 <text:span text:style-name="T5">Exercise</text:span><text:bookmark-end text:name="__RefHeading___Toc64_1790729090"/></text:h>
      <text:p text:style-name="P3">3.6 (Turing Test) The great British mathematician Alan Turing proposed a simple test to determine whether machines could exhibit intelligent behavior. A user sits at a computer and does the same text chat with a human sitting at a computer and a computer operating by itself. The user doesn’t know if the responses are coming back from the human or the independent computer. If the user can’t distinguish which responses are coming from the human and which are coming from the computer, then it’s reasonable to say that the computer is exhibiting intelligence.</text:p>
      <text:p text:style-name="P3">Create a script that plays the part of the independent computer, giving its user a simple medical diagnosis. The script should prompt the user with 'What is your problem?' When the user answers and presses Enter, the script should simply ignore the user’s input, then prompt the user again with 'Have you had this problem before (yes or no)?' If the user enters 'yes', print 'Well, you have it again.' If the user answers 'no', print 'Well, you have it now.'</text:p>
      <text:p text:style-name="P3">Would this conversation convince the user that the entity at the other end exhibited intelligent behavior? Why or why not? </text:p>
      <text:h text:style-name="P14" text:outline-level="2"><text:bookmark-start text:name="__RefHeading___Toc45_1790729090"/>3.6 <text:span text:style-name="T5">Answer</text:span><text:bookmark-end text:name="__RefHeading___Toc45_1790729090"/></text:h>
      <text:p text:style-name="P8">#!/usr/bin/python3<text:line-break/># Author: <text:s text:c="10"/>Martin Solum<text:line-break/># Date: <text:s text:c="12"/>24SEP2024Tue<text:line-break/># Course: <text:s text:c="10"/>CIS129<text:line-break/># Assignment: <text:s text:c="6"/>Module 4 Assignment<text:line-break/># Exercise: <text:s text:c="8"/>3.6<text:line-break/># Description: <text:s text:c="2"/>""" Exercise to illustrate lame AI scripting. """<text:line-break/><text:line-break/>response = input( 'What is your problem?\n' )<text:line-break/>response = input( 'Have you had this problem before (yes or no)?\n' )<text:line-break/>if response == 'yes':<text:line-break/> <text:s text:c="3"/>print( 'Well, you have it again.' )<text:line-break/>elif response == 'no':<text:line-break/> <text:s text:c="3"/>print( 'Well, you have it now.' )<text:line-break/>else:<text:line-break/> <text:s text:c="3"/>print( 'What we have here is a failure to communicate!!!' )<text:line-break/><text:line-break/>print()<text:line-break/># end of file.</text:p>
      <text:p text:style-name="P9"><text:span text:style-name="T8">note: see next page </text:span><text:span text:style-name="T9">for a discussion of the significance of this script…<text:line-break/></text:span></text:p>
      <text:h text:style-name="P12" text:outline-level="2"><text:bookmark-start text:name="__RefHeading___Toc45_1790729090 Copy 1"/><text:span text:style-name="T9">3.6 </text:span><text:span text:style-name="T5">Answer </text:span><text:span text:style-name="T9">{ further discussion as requested }</text:span><text:bookmark-end text:name="__RefHeading___Toc45_1790729090 Copy 1"/></text:h>
      <text:p text:style-name="P9">Would this conversation convince the user that the entity at the other end exhibited intelligent behavior? Why or why not?</text:p>
      <text:p text:style-name="P9"/>
      <text:p text:style-name="P9">This conversation would be very unlikely to convince the user that the other end exhibited intelligent behavior because, even if the user did stay on script, the user would inevitably ask follow-up questions <text:span text:style-name="T9">to </text:span>which the system would not be able to respond.</text:p>
      <text:p text:style-name="P10">NOTE: Recent advances in Large Language Models like ChatGPT have proven that Alan Turing's test is inadequate to test for <text:span text:style-name="T9">evidence of</text:span> intelligence. <text:s/>We have learned that a Large Language Model can generate a seemingly cogent conversation even though such models do not have the capacity to reason and certainly do not exhibit intelligent behavior.<text:line-break/><text:line-break/><text:span text:style-name="T10">NOTE: Here is a discussion on the definition of intelligence from </text:span></text:p>
      <text:p text:style-name="P10"><text:span text:style-name="T10">“</text:span><text:span text:style-name="T1">A very general mental capability that, among other things, involves the ability to reason, plan, solve problems, think abstractly, comprehend complex ideas, learn quickly and learn from experience. It is not merely book learning, a narrow academic skill, or test-taking smarts. Rather, it reflects a broader and deeper capability for comprehending our surroundings—"catching on", "making sense" of things, or "figuring out" what to do. </text:span><text:span text:style-name="T2">“</text:span></text:p>
      <text:p text:style-name="P10">Gottfredson, Linda S. (1997). "Mainstream Science on Intelligence (editoria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egoe UI Emoji', 'Segoe UI Symbol', Lato, 'Liberation Sans', 'Noto Sans', 'Helvetica Neue', Helvetic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2T12:40:31.975000000</meta:creation-date>
    <dc:date>2024-09-30T13:34:01.896000000</dc:date>
    <meta:editing-duration>PT1H11M3S</meta:editing-duration>
    <meta:editing-cycles>3</meta:editing-cycles>
    <meta:generator>LibreOffice/24.2.3.2$Windows_X86_64 LibreOffice_project/433d9c2ded56988e8a90e6b2e771ee4e6a5ab2ba</meta:generator>
    <meta:print-date>2024-09-22T14:46:27.161000000</meta:print-date>
    <meta:printed-by>PDF files</meta:printed-by>
    <meta:document-statistic meta:table-count="0" meta:image-count="0" meta:object-count="0" meta:page-count="5" meta:paragraph-count="40" meta:word-count="811" meta:character-count="5054" meta:non-whitespace-character-count="4133"/>
  </office:meta>
</office:document-meta>
</file>